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8d6" officeooo:paragraph-rsid="0006f8d6"/>
    </style:style>
    <style:style style:name="P2" style:family="paragraph" style:parent-style-name="Standard">
      <style:text-properties fo:font-style="normal" officeooo:rsid="0008ce5b" officeooo:paragraph-rsid="0006f8d6" style:font-style-asian="normal" style:font-style-complex="normal"/>
    </style:style>
    <style:style style:name="T1" style:family="text">
      <style:text-properties officeooo:rsid="0008ce5b"/>
    </style:style>
    <style:style style:name="T2" style:family="text">
      <style:text-properties officeooo:rsid="0008d61b"/>
    </style:style>
    <style:style style:name="T3" style:family="text">
      <style:text-properties fo:font-style="italic" officeooo:rsid="0008ce5b" style:font-style-asian="italic" style:font-style-complex="italic"/>
    </style:style>
    <style:style style:name="T4" style:family="text">
      <style:text-properties fo:font-style="normal" officeooo:rsid="0008ce5b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week I worked for 12 hours.</text:p>
      <text:p text:style-name="P1"/>
      <text:p text:style-name="P1"><text:tab/>WiFi is hard. But it works now with some limitations. What had held this up for so long was that I was trying to get the wireless logging to work by broadcasting the telemetry to all IP addresses over port 1234. This is a very standard way to do it and would have normally worked, but no packets were arriving at my laptop, even though the esp said it was sending them. I learned more than I ever ever thought I would about how ye olde POSIX sockets work. I tried checking if it my listener script was bad with NetShark. I tried checking if my OS was filtering broadcasts by messing with systemctl configs. I even tried plopping it all into ChatGPT and telling it to “pls fix. No bugs” but none of it worked. It was then that I stumbled onto an old forum post where someone was having a similar problem with their esp32 and the solution was that UDP broadcast is borked on esp32 and you should use unicast to a static IP address if possible. <text:span text:style-name="T1">That finally worked.</text:span></text:p>
      <text:p text:style-name="P1"/>
      <text:p text:style-name="P1"><text:tab/><text:span text:style-name="T1">So </text:span><text:span text:style-name="T2">right</text:span><text:span text:style-name="T1"> now it only sends packets to the IP address of the first device that connects to the drone’s AP. </text:span><text:span text:style-name="T3">This might be fine</text:span><text:span text:style-name="T4">. That said, before the final release I would like to improve it by making to send to all IPs connected. However it works great for development right now and that is what counts.</text:span></text:p>
      <text:p text:style-name="P2"/>
      <text:p text:style-name="P2"><text:tab/>This next week I plant to get started on the time of flight sensors so we experiment with how far apart they need to be sense if the drone is square with a wall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2T14:51:02.290851052</meta:creation-date>
    <dc:date>2025-10-12T15:06:49.345092643</dc:date>
    <meta:editing-duration>PT4M43S</meta:editing-duration>
    <meta:editing-cycles>2</meta:editing-cycles>
    <meta:generator>LibreOffice/25.8.2.2$Linux_X86_64 LibreOffice_project/d401f2107ccab8f924a8e2df40f573aab7605b6f</meta:generator>
    <meta:document-statistic meta:table-count="0" meta:image-count="0" meta:object-count="0" meta:page-count="1" meta:paragraph-count="4" meta:word-count="282" meta:character-count="1461" meta:non-whitespace-character-count="1179"/>
  </office:meta>
</office:document-meta>
</file>